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text-properties officeooo:paragraph-rsid="000e9fc9"/>
    </style:style>
    <style:style style:name="P2" style:family="paragraph" style:parent-style-name="title">
      <style:text-properties officeooo:rsid="000d780c"/>
    </style:style>
    <style:style style:name="P3" style:family="paragraph" style:parent-style-name="default">
      <style:text-properties officeooo:rsid="000d780c"/>
    </style:style>
    <style:style style:name="P4" style:family="paragraph" style:parent-style-name="default">
      <style:text-properties officeooo:rsid="000d780c" officeooo:paragraph-rsid="000d780c"/>
    </style:style>
    <style:style style:name="P5" style:family="paragraph" style:parent-style-name="default" style:list-style-name="L1">
      <style:text-properties officeooo:rsid="000d780c" officeooo:paragraph-rsid="000d780c"/>
    </style:style>
    <style:style style:name="P6" style:family="paragraph" style:parent-style-name="default">
      <style:text-properties officeooo:rsid="000e9fc9" officeooo:paragraph-rsid="000e9fc9"/>
    </style:style>
    <style:style style:name="P7" style:family="paragraph" style:parent-style-name="default" style:list-style-name="L2">
      <style:text-properties officeooo:rsid="000e9fc9" officeooo:paragraph-rsid="000e9fc9"/>
    </style:style>
    <style:style style:name="P8" style:family="paragraph" style:parent-style-name="default">
      <style:text-properties style:text-underline-style="none" fo:font-weight="bold" officeooo:rsid="000e9fc9" officeooo:paragraph-rsid="000e9fc9" style:font-weight-asian="bold" style:font-weight-complex="bold"/>
    </style:style>
    <style:style style:name="P9" style:family="paragraph" style:parent-style-name="default">
      <style:text-properties officeooo:rsid="0010015a" officeooo:paragraph-rsid="0010015a"/>
    </style:style>
    <style:style style:name="P10" style:family="paragraph" style:parent-style-name="default">
      <style:text-properties officeooo:rsid="001139d3" officeooo:paragraph-rsid="001139d3"/>
    </style:style>
    <style:style style:name="P11" style:family="paragraph" style:parent-style-name="default">
      <style:text-properties officeooo:rsid="00117af1" officeooo:paragraph-rsid="00117af1"/>
    </style:style>
    <style:style style:name="P12" style:family="paragraph" style:parent-style-name="default" style:list-style-name="L3">
      <style:text-properties officeooo:rsid="00117af1" officeooo:paragraph-rsid="00157cb7"/>
    </style:style>
    <style:style style:name="P13" style:family="paragraph" style:parent-style-name="default">
      <style:text-properties officeooo:rsid="00117af1" officeooo:paragraph-rsid="00157cb7"/>
    </style:style>
    <style:style style:name="P14" style:family="paragraph" style:parent-style-name="default">
      <style:text-properties officeooo:rsid="00117af1" officeooo:paragraph-rsid="001618a9"/>
    </style:style>
    <style:style style:name="P15" style:family="paragraph" style:parent-style-name="default">
      <style:text-properties officeooo:rsid="0012424d" officeooo:paragraph-rsid="0012424d"/>
    </style:style>
    <style:style style:name="T1" style:family="text">
      <style:text-properties officeooo:rsid="000e9fc9"/>
    </style:style>
    <style:style style:name="T2" style:family="text">
      <style:text-properties officeooo:rsid="0012424d"/>
    </style:style>
    <style:style style:name="T3" style:family="text">
      <style:text-properties officeooo:rsid="00157cb7"/>
    </style:style>
    <style:style style:name="T4" style:family="text">
      <style:text-properties fo:font-style="italic" officeooo:rsid="00157cb7" style:font-style-asian="italic" style:font-style-complex="italic"/>
    </style:style>
    <style:style style:name="T5" style:family="text">
      <style:text-properties officeooo:rsid="0016d9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rukciók, leírás</text:p>
      <text:p text:style-name="P3"/>
      <text:p text:style-name="P4">Az itt megtalálható fájlok:</text:p>
      <text:list xml:id="list462099621085149953" text:style-name="L1">
        <text:list-item>
          <text:p text:style-name="P5">Karakterlap dokumentációk (v0.3, v0.7),</text:p>
        </text:list-item>
        <text:list-item>
          <text:p text:style-name="P5">Szakdolgozat,</text:p>
        </text:list-item>
        <text:list-item>
          <text:p text:style-name="P5">Telepítéshez szükséges fájlok.</text:p>
        </text:list-item>
      </text:list>
      <text:p text:style-name="P4">A szöveges anyagok odt-ben és pdf-ben találhatók meg.</text:p>
      <text:p text:style-name="P4"/>
      <text:p text:style-name="P2">A telepítés menete</text:p>
      <text:p text:style-name="P4"/>
      <text:p text:style-name="P6">Első lépésként létre kell hozni a helyi gépen egy szervert, és adatbázist.</text:p>
      <text:p text:style-name="P6">Ennek megvalósításához én a XAMPP csomagot válaszottam. Ez tartalmazza az Apache szervert, MySQL adatbázist és phpMyAdmin-t is.</text:p>
      <text:p text:style-name="P8"/>
      <text:p text:style-name="P1"><text:span text:style-name="T2">E</text:span><text:span text:style-name="T1">lőször létre kell hozni egy adatbázist. Ezt követően a 'telepítés' mappában lévő 'adatbázis.sql'-t a phpMyAdmin segítéségével ebbe az adatbázisba kell importálni.<text:line-break/>Ez az sql létrehozza az alapvető táblákat, illetve a:</text:span></text:p>
      <text:list xml:id="list1529897342288385714" text:style-name="L2">
        <text:list-item>
          <text:p text:style-name="P7">admin@admin.admin / admin</text:p>
        </text:list-item>
        <text:list-item>
          <text:p text:style-name="P7">tester@tester.tester / tester</text:p>
        </text:list-item>
      </text:list>
      <text:p text:style-name="P6">felhasználókat. (email / jelszó a belépéshez)</text:p>
      <text:p text:style-name="P6"/>
      <text:p text:style-name="P9">Ezt követően létre kell hoznunk egy mappát a localhostunkon, ahová a rendszert telepíteni kívánjuk.</text:p>
      <text:p text:style-name="P10">(pl.: /rpgcraft/ mappa relatív a helyi localhosthoz.)</text:p>
      <text:p text:style-name="P11">Ebbe a mappába másoljuk át a 'telepítés/rendszer' mappa teljes tartalmát.</text:p>
      <text:p text:style-name="P11">Az ugyan itt található konfiguráció mappában a következő módosítások szükségesek:</text:p>
      <text:list xml:id="list1381171603424048316" text:style-name="L3">
        <text:list-item>
          <text:p text:style-name="P12">konfiguráció/config.ini<text:line-break/>konfiguráció/config.<text:span text:style-name="T3">php</text:span><text:line-break/>Az itt szereplő változókat töltsük ki az adatbázis kapcsolat adataival.<text:line-break/><text:span text:style-name="T4">(Az ini-ben szereplő 'mail' változó az a cím, ahonnan a regisztrációnál/aktivációnál kiküldött e-maileket a rendszer küldeni fogja.)</text:span></text:p>
        </text:list-item>
      </text:list>
      <text:p text:style-name="P13"><text:span text:style-name="T4"/></text:p>
      <text:p text:style-name="P14">Miután ezekkel megvagyunk, a konfiguráció <text:span text:style-name="T5">mappa</text:span> teljes tartalmát írjuk felül a helyi mappa fájljaival.</text:p>
      <text:p text:style-name="P11"/>
      <text:p text:style-name="P15"><text:span text:style-name="T5">A</text:span> böngészőből <text:span text:style-name="T5">a </text:span>localhost/&lt;root&gt; címen elérhetjük a rendsze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class="text">
      <style:paragraph-properties fo:text-align="center" style:justify-single-word="false"/>
      <style:text-properties fo:font-size="14pt" fo:font-weight="bold" style:font-size-asian="10.5pt"/>
    </style:style>
    <style:style style:name="default" style:family="paragraph" style:parent-style-name="Standard" style:class="text">
      <style:paragraph-properties fo:line-height="150%"/>
      <style:text-properties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17:50:12.76</meta:creation-date>
    <meta:generator>LibreOffice/4.0.2.2$Windows_x86 LibreOffice_project/4c82dcdd6efcd48b1d8bba66bfe1989deee49c3</meta:generator>
    <dc:date>2013-05-13T22:20:27.21</dc:date>
    <meta:editing-duration>PT1H23M16S</meta:editing-duration>
    <meta:editing-cycles>14</meta:editing-cycles>
    <meta:document-statistic meta:table-count="0" meta:image-count="0" meta:object-count="0" meta:page-count="1" meta:paragraph-count="20" meta:word-count="194" meta:character-count="1444" meta:non-whitespace-character-count="1276"/>
  </office:meta>
</office:document-meta>
</file>